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AXParser.setParser( org . apache . cocoon . core . xml .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AXParser.parse( InputSource arg0 , ContentHandler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AXParser.parse( InputSource arg0 , ContentHandler arg1 , LexicalHandler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